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normal" officeooo:rsid="0008f200" officeooo:paragraph-rsid="0008f200" style:font-weight-asian="normal" style:font-weight-complex="normal"/>
    </style:style>
    <style:style style:name="P3" style:family="paragraph" style:parent-style-name="Standard">
      <style:text-properties style:font-name="Arial" fo:font-weight="normal" officeooo:rsid="000d9881" officeooo:paragraph-rsid="000d9881" style:font-weight-asian="normal" style:font-weight-complex="normal"/>
    </style:style>
    <style:style style:name="P4" style:family="paragraph" style:parent-style-name="Standard">
      <style:text-properties style:font-name="Arial" fo:font-weight="normal" officeooo:rsid="001215c3" officeooo:paragraph-rsid="0014ef4c" style:font-weight-asian="normal" style:font-weight-complex="normal"/>
    </style:style>
    <style:style style:name="P5" style:family="paragraph" style:parent-style-name="Standard">
      <style:text-properties style:font-name="Arial" fo:font-weight="normal" officeooo:rsid="0014111c" officeooo:paragraph-rsid="0014111c" style:font-weight-asian="normal" style:font-weight-complex="normal"/>
    </style:style>
    <style:style style:name="P6" style:family="paragraph" style:parent-style-name="Standard">
      <style:text-properties style:font-name="Arial" fo:font-weight="normal" officeooo:rsid="0014b347" officeooo:paragraph-rsid="0014b347" style:font-weight-asian="normal" style:font-weight-complex="normal"/>
    </style:style>
    <style:style style:name="P7" style:family="paragraph" style:parent-style-name="Standard">
      <style:text-properties style:font-name="Arial" fo:font-weight="normal" officeooo:rsid="0014ef4c" officeooo:paragraph-rsid="0014ef4c" style:font-weight-asian="normal" style:font-weight-complex="normal"/>
    </style:style>
    <style:style style:name="P8" style:family="paragraph" style:parent-style-name="Standard">
      <style:text-properties style:font-name="Arial" fo:font-weight="normal" officeooo:rsid="00176bf5" officeooo:paragraph-rsid="00176bf5" style:font-weight-asian="normal" style:font-weight-complex="normal"/>
    </style:style>
    <style:style style:name="P9" style:family="paragraph" style:parent-style-name="Standard">
      <style:text-properties style:font-name="Arial" officeooo:rsid="000726a0" officeooo:paragraph-rsid="000726a0"/>
    </style:style>
    <style:style style:name="P10" style:family="paragraph" style:parent-style-name="Standard">
      <style:text-properties style:font-name="Arial" officeooo:rsid="0008f200" officeooo:paragraph-rsid="0008f200"/>
    </style:style>
    <style:style style:name="P11" style:family="paragraph" style:parent-style-name="Standard">
      <style:text-properties style:font-name="Arial" officeooo:paragraph-rsid="000d9881"/>
    </style:style>
    <style:style style:name="P12" style:family="paragraph" style:parent-style-name="Standard">
      <style:text-properties officeooo:rsid="00194785" officeooo:paragraph-rsid="00194785"/>
    </style:style>
    <style:style style:name="P13" style:family="paragraph" style:parent-style-name="Standard" style:list-style-name="L1">
      <style:text-properties style:font-name="Arial"/>
    </style:style>
    <style:style style:name="P14" style:family="paragraph" style:parent-style-name="Standard" style:list-style-name="L1">
      <style:text-properties style:font-name="Arial" officeooo:rsid="000726a0" officeooo:paragraph-rsid="000726a0"/>
    </style:style>
    <style:style style:name="P15" style:family="paragraph" style:parent-style-name="Standard" style:list-style-name="L1">
      <style:text-properties style:font-name="Arial" officeooo:rsid="0008f200" officeooo:paragraph-rsid="0008f200"/>
    </style:style>
    <style:style style:name="P16" style:family="paragraph" style:parent-style-name="Standard" style:list-style-name="L1">
      <style:text-properties style:font-name="Arial" fo:font-weight="normal" officeooo:rsid="0008f200" officeooo:paragraph-rsid="0008f200" style:font-weight-asian="normal" style:font-weight-complex="normal"/>
    </style:style>
    <style:style style:name="P17" style:family="paragraph" style:parent-style-name="Standard" style:list-style-name="L2">
      <style:text-properties style:font-name="Arial" fo:font-weight="normal" officeooo:rsid="000d98d8" officeooo:paragraph-rsid="000d98d8" style:font-weight-asian="normal" style:font-weight-complex="normal"/>
    </style:style>
    <style:style style:name="P18" style:family="paragraph" style:parent-style-name="Standard" style:list-style-name="L2">
      <style:text-properties style:font-name="Arial" fo:font-weight="normal" officeooo:rsid="00113e9f" officeooo:paragraph-rsid="00113e9f" style:font-weight-asian="normal" style:font-weight-complex="normal"/>
    </style:style>
    <style:style style:name="P19" style:family="paragraph" style:parent-style-name="Standard" style:list-style-name="L3">
      <style:text-properties style:font-name="Arial" fo:font-weight="normal" officeooo:rsid="0014111c" officeooo:paragraph-rsid="0014ef4c" style:font-weight-asian="normal" style:font-weight-complex="normal"/>
    </style:style>
    <style:style style:name="P20" style:family="paragraph" style:parent-style-name="Standard" style:list-style-name="L4">
      <style:text-properties style:font-name="Arial" fo:font-weight="normal" officeooo:rsid="0014111c" officeooo:paragraph-rsid="0014111c" style:font-weight-asian="normal" style:font-weight-complex="normal"/>
    </style:style>
    <style:style style:name="P21" style:family="paragraph" style:parent-style-name="Standard" style:list-style-name="L5">
      <style:text-properties style:font-name="Arial" fo:font-weight="normal" officeooo:rsid="0014ef4c" officeooo:paragraph-rsid="0014ef4c" style:font-weight-asian="normal" style:font-weight-complex="normal"/>
    </style:style>
    <style:style style:name="P22" style:family="paragraph" style:parent-style-name="Standard" style:list-style-name="L5">
      <style:text-properties style:font-name="Arial" fo:font-weight="normal" officeooo:rsid="00176bf5" officeooo:paragraph-rsid="00176bf5" style:font-weight-asian="normal" style:font-weight-complex="normal"/>
    </style:style>
    <style:style style:name="P23" style:family="paragraph" style:parent-style-name="Standard" style:list-style-name="L6">
      <style:text-properties style:font-name="Arial" fo:font-weight="normal" officeooo:rsid="00176bf5" officeooo:paragraph-rsid="00176bf5" style:font-weight-asian="normal" style:font-weight-complex="normal"/>
    </style:style>
    <style:style style:name="P24" style:family="paragraph" style:parent-style-name="Standard">
      <style:text-properties style:font-name="Arial" fo:font-weight="normal" officeooo:rsid="00176bf5" officeooo:paragraph-rsid="00176bf5" style:font-weight-asian="normal" style:font-weight-complex="normal"/>
    </style:style>
    <style:style style:name="P25" style:family="paragraph" style:parent-style-name="Standard" style:list-style-name="L7">
      <style:text-properties style:font-name="Arial" fo:font-weight="normal" officeooo:rsid="00194785" officeooo:paragraph-rsid="00194785" style:font-weight-asian="normal" style:font-weight-complex="normal"/>
    </style:style>
    <style:style style:name="P26" style:family="paragraph" style:parent-style-name="Standard">
      <style:text-properties style:font-name="Arial" fo:font-weight="normal" officeooo:rsid="00194785" officeooo:paragraph-rsid="00194785" style:font-weight-asian="normal" style:font-weight-complex="normal"/>
    </style:style>
    <style:style style:name="P27" style:family="paragraph" style:parent-style-name="Standard">
      <style:text-properties style:font-name="Arial" fo:font-weight="normal" officeooo:rsid="00194785" officeooo:paragraph-rsid="00196b22" style:font-weight-asian="normal" style:font-weight-complex="normal"/>
    </style:style>
    <style:style style:name="P28" style:family="paragraph" style:parent-style-name="Standard" style:list-style-name="L8">
      <style:text-properties style:font-name="Arial" fo:font-weight="normal" officeooo:rsid="00196b22" officeooo:paragraph-rsid="00196b22" style:font-weight-asian="normal" style:font-weight-complex="normal"/>
    </style:style>
    <style:style style:name="P29" style:family="paragraph" style:parent-style-name="Standard">
      <style:text-properties style:font-name="Arial" fo:font-weight="normal" officeooo:rsid="001b09ca" officeooo:paragraph-rsid="001b09ca" style:font-weight-asian="normal" style:font-weight-complex="normal"/>
    </style:style>
    <style:style style:name="P30" style:family="paragraph" style:parent-style-name="Standard">
      <style:text-properties style:font-name="Arial" fo:font-weight="normal" officeooo:rsid="001e48ee" officeooo:paragraph-rsid="001e48ee" style:font-weight-asian="normal" style:font-weight-complex="normal"/>
    </style:style>
    <style:style style:name="P31" style:family="paragraph" style:parent-style-name="Standard" style:list-style-name="L2">
      <style:text-properties style:font-name="Arial" fo:font-weight="bold" officeooo:rsid="00113e9f" officeooo:paragraph-rsid="00113e9f" style:font-weight-asian="bold" style:font-weight-complex="bold"/>
    </style:style>
    <style:style style:name="P32" style:family="paragraph" style:parent-style-name="Standard" style:list-style-name="L3">
      <style:text-properties officeooo:paragraph-rsid="0014ef4c"/>
    </style:style>
    <style:style style:name="P33" style:family="paragraph" style:parent-style-name="Standard" style:list-style-name="L7">
      <style:text-properties fo:font-weight="bold" officeooo:rsid="00194785" officeooo:paragraph-rsid="00194785" style:font-weight-asian="bold" style:font-weight-complex="bold"/>
    </style:style>
    <style:style style:name="P34" style:family="paragraph" style:parent-style-name="Standard" style:list-style-name="L8">
      <style:text-properties officeooo:paragraph-rsid="00196b22"/>
    </style:style>
    <style:style style:name="P35" style:family="paragraph" style:parent-style-name="Standard" style:list-style-name="L10">
      <style:text-properties officeooo:paragraph-rsid="001e48ee"/>
    </style:style>
    <style:style style:name="P36" style:family="paragraph" style:parent-style-name="Standard" style:list-style-name="L10">
      <style:text-properties officeooo:rsid="001e48ee" officeooo:paragraph-rsid="001e48ee"/>
    </style:style>
    <style:style style:name="P37" style:family="paragraph" style:parent-style-name="Standard" style:list-style-name="L10">
      <style:text-properties officeooo:rsid="001e48ee" officeooo:paragraph-rsid="001ff730"/>
    </style:style>
    <style:style style:name="P38" style:family="paragraph" style:parent-style-name="Standard" style:list-style-name="L10">
      <style:text-properties fo:font-weight="normal" officeooo:rsid="001e48ee" officeooo:paragraph-rsid="001e48ee" style:font-weight-asian="normal" style:font-weight-complex="normal"/>
    </style:style>
    <style:style style:name="P39" style:family="paragraph" style:parent-style-name="Standard" style:list-style-name="L12">
      <style:text-properties fo:font-weight="normal" officeooo:rsid="002176a0" officeooo:paragraph-rsid="002176a0" style:font-weight-asian="normal" style:font-weight-complex="normal"/>
    </style:style>
    <style:style style:name="P40" style:family="paragraph" style:parent-style-name="Standard" style:list-style-name="L12">
      <style:text-properties fo:font-weight="normal" officeooo:rsid="0021a4e2" officeooo:paragraph-rsid="0021a4e2" style:font-weight-asian="normal" style:font-weight-complex="normal"/>
    </style:style>
    <style:style style:name="P41" style:family="paragraph" style:parent-style-name="Standard">
      <style:text-properties fo:font-weight="normal" officeooo:rsid="00220710" officeooo:paragraph-rsid="00220710" style:font-weight-asian="normal" style:font-weight-complex="normal"/>
    </style:style>
    <style:style style:name="P42" style:family="paragraph" style:parent-style-name="Standard">
      <style:text-properties fo:font-weight="normal" officeooo:rsid="00231ab1" officeooo:paragraph-rsid="00231ab1" style:font-weight-asian="normal" style:font-weight-complex="normal"/>
    </style:style>
    <style:style style:name="P43" style:family="paragraph" style:parent-style-name="Standard">
      <style:text-properties fo:font-weight="normal" officeooo:rsid="00289709" officeooo:paragraph-rsid="00289709" style:font-weight-asian="normal" style:font-weight-complex="normal"/>
    </style:style>
    <style:style style:name="P44" style:family="paragraph" style:parent-style-name="Standard" style:list-style-name="L13">
      <style:text-properties fo:font-weight="normal" officeooo:rsid="00289709" officeooo:paragraph-rsid="00289709" style:font-weight-asian="normal" style:font-weight-complex="normal"/>
    </style:style>
    <style:style style:name="P45" style:family="paragraph" style:parent-style-name="Standard">
      <style:text-properties fo:font-weight="normal" officeooo:rsid="002a4f51" officeooo:paragraph-rsid="002a4f51" style:font-weight-asian="normal" style:font-weight-complex="normal"/>
    </style:style>
    <style:style style:name="P46" style:family="paragraph" style:parent-style-name="Standard" style:list-style-name="L14">
      <style:text-properties fo:font-weight="normal" officeooo:rsid="002a4f51" officeooo:paragraph-rsid="002a4f51" style:font-weight-asian="normal" style:font-weight-complex="normal"/>
    </style:style>
    <style:style style:name="P47" style:family="paragraph" style:parent-style-name="Standard" style:list-style-name="L14">
      <style:text-properties fo:font-weight="normal" officeooo:rsid="002aea10" officeooo:paragraph-rsid="002aea10" style:font-weight-asian="normal" style:font-weight-complex="normal"/>
    </style:style>
    <style:style style:name="P48" style:family="paragraph" style:parent-style-name="Standard" style:list-style-name="L14">
      <style:text-properties fo:font-weight="normal" officeooo:rsid="002c21f7" officeooo:paragraph-rsid="002c21f7" style:font-weight-asian="normal" style:font-weight-complex="normal"/>
    </style:style>
    <style:style style:name="P49" style:family="paragraph" style:parent-style-name="Standard" style:list-style-name="L14">
      <style:text-properties fo:font-weight="normal" officeooo:rsid="002e82ab" officeooo:paragraph-rsid="002e82ab" style:font-weight-asian="normal" style:font-weight-complex="normal"/>
    </style:style>
    <style:style style:name="P50" style:family="paragraph" style:parent-style-name="Standard">
      <style:text-properties fo:font-weight="normal" officeooo:rsid="002eec91" officeooo:paragraph-rsid="002eec91" style:font-weight-asian="normal" style:font-weight-complex="normal"/>
    </style:style>
    <style:style style:name="P51" style:family="paragraph" style:parent-style-name="Standard" style:list-style-name="L15">
      <style:text-properties fo:font-weight="normal" officeooo:rsid="002eec91" officeooo:paragraph-rsid="002eec91" style:font-weight-asian="normal" style:font-weight-complex="normal"/>
    </style:style>
    <style:style style:name="P52" style:family="paragraph" style:parent-style-name="Standard">
      <style:text-properties fo:font-weight="normal" officeooo:rsid="002f02fd" officeooo:paragraph-rsid="002f02fd" style:font-weight-asian="normal" style:font-weight-complex="normal"/>
    </style:style>
    <style:style style:name="P53" style:family="paragraph" style:parent-style-name="Standard" style:list-style-name="L10">
      <style:text-properties officeooo:rsid="001ff730" officeooo:paragraph-rsid="001ff730"/>
    </style:style>
    <style:style style:name="P54" style:family="paragraph" style:parent-style-name="Standard">
      <style:text-properties officeooo:rsid="0020eeec" officeooo:paragraph-rsid="0020eeec"/>
    </style:style>
    <style:style style:name="P55" style:family="paragraph" style:parent-style-name="Standard" style:list-style-name="L11">
      <style:text-properties officeooo:rsid="002176a0" officeooo:paragraph-rsid="002176a0"/>
    </style:style>
    <style:style style:name="P56" style:family="paragraph" style:parent-style-name="Standard">
      <style:text-properties officeooo:rsid="002176a0" officeooo:paragraph-rsid="002176a0"/>
    </style:style>
    <style:style style:name="P57" style:family="paragraph" style:parent-style-name="Standard" style:list-style-name="L12">
      <style:text-properties officeooo:rsid="002176a0" officeooo:paragraph-rsid="002176a0"/>
    </style:style>
    <style:style style:name="T1" style:family="text">
      <style:text-properties officeooo:rsid="000726a0"/>
    </style:style>
    <style:style style:name="T2" style:family="text">
      <style:text-properties fo:font-weight="bold" style:font-weight-asian="bold" style:font-weight-complex="bold"/>
    </style:style>
    <style:style style:name="T3" style:family="text">
      <style:text-properties officeooo:rsid="0008f200"/>
    </style:style>
    <style:style style:name="T4" style:family="text">
      <style:text-properties fo:font-weight="normal" style:font-weight-asian="normal" style:font-weight-complex="normal"/>
    </style:style>
    <style:style style:name="T5" style:family="text">
      <style:text-properties style:font-name="Arial"/>
    </style:style>
    <style:style style:name="T6" style:family="text">
      <style:text-properties style:font-name="Arial" fo:font-weight="normal" style:font-weight-asian="normal" style:font-weight-complex="normal"/>
    </style:style>
    <style:style style:name="T7" style:family="text">
      <style:text-properties style:font-name="Arial" fo:font-weight="normal" officeooo:rsid="0014111c" style:font-weight-asian="normal" style:font-weight-complex="normal"/>
    </style:style>
    <style:style style:name="T8" style:family="text">
      <style:text-properties style:font-name="Arial" fo:font-weight="normal" officeooo:rsid="0014ef4c" style:font-weight-asian="normal" style:font-weight-complex="normal"/>
    </style:style>
    <style:style style:name="T9" style:family="text">
      <style:text-properties style:font-name="Arial" fo:font-weight="normal" officeooo:rsid="00176bf5" style:font-weight-asian="normal" style:font-weight-complex="normal"/>
    </style:style>
    <style:style style:name="T10" style:family="text">
      <style:text-properties style:font-name="Arial" fo:font-weight="normal" officeooo:rsid="00194785" style:font-weight-asian="normal" style:font-weight-complex="normal"/>
    </style:style>
    <style:style style:name="T11" style:family="text">
      <style:text-properties style:font-name="Arial" fo:font-weight="normal" officeooo:rsid="00196b22" style:font-weight-asian="normal" style:font-weight-complex="normal"/>
    </style:style>
    <style:style style:name="T12" style:family="text">
      <style:text-properties style:font-name="Arial" fo:font-weight="normal" officeooo:rsid="001e48ee" style:font-weight-asian="normal" style:font-weight-complex="normal"/>
    </style:style>
    <style:style style:name="T13" style:family="text">
      <style:text-properties style:font-name="Arial" fo:font-weight="normal" officeooo:rsid="001ff730" style:font-weight-asian="normal" style:font-weight-complex="normal"/>
    </style:style>
    <style:style style:name="T14" style:family="text">
      <style:text-properties style:font-name="Arial" fo:font-weight="bold" style:font-weight-asian="bold" style:font-weight-complex="bold"/>
    </style:style>
    <style:style style:name="T15" style:family="text">
      <style:text-properties style:font-name="Arial" fo:font-weight="bold" officeooo:rsid="00194785" style:font-weight-asian="bold" style:font-weight-complex="bold"/>
    </style:style>
    <style:style style:name="T16" style:family="text">
      <style:text-properties style:font-name="Arial" fo:font-weight="bold" officeooo:rsid="001e48ee" style:font-weight-asian="bold" style:font-weight-complex="bold"/>
    </style:style>
    <style:style style:name="T17" style:family="text">
      <style:text-properties style:font-name="Arial" officeooo:rsid="0021a4e2"/>
    </style:style>
    <style:style style:name="T18" style:family="text">
      <style:text-properties style:font-name="Arial" officeooo:rsid="00231ab1"/>
    </style:style>
    <style:style style:name="T19" style:family="text">
      <style:text-properties style:font-name="Arial" officeooo:rsid="00251a4b"/>
    </style:style>
    <style:style style:name="T20" style:family="text">
      <style:text-properties style:font-name="Arial" officeooo:rsid="002c21f7"/>
    </style:style>
    <style:style style:name="T21" style:family="text">
      <style:text-properties officeooo:rsid="000d9881"/>
    </style:style>
    <style:style style:name="T22" style:family="text">
      <style:text-properties officeooo:rsid="0014111c"/>
    </style:style>
    <style:style style:name="T23" style:family="text">
      <style:text-properties officeooo:rsid="001ba243"/>
    </style:style>
    <style:style style:name="T24" style:family="text">
      <style:text-properties style:text-position="super 58%" style:font-name="Ari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text:span text:style-name="T21">1</text:span> Building Abstraction with Functions</text:p>
      <text:p text:style-name="P11">1.1.4 What is Python and 1st example</text:p>
      <text:list xml:id="list2427340187" text:style-name="L1">
        <text:list-item>
          <text:p text:style-name="P13">Python = "statements" + "expression" in order to carry out some action.</text:p>
        </text:list-item>
        <text:list-item>
          <text:p text:style-name="P13">Function and objects are roughly the logic and target of actions, respectively. Distinction disappears when functions become the targets of other functions.</text:p>
        </text:list-item>
        <text:list-item>
          <text:p text:style-name="P13">Interpreters evaluate statements and expressions in a predictable way.</text:p>
        </text:list-item>
      </text:list>
      <text:p text:style-name="P1">1.1.5 Computers and The Nature of Programming</text:p>
      <text:list xml:id="list1359070184212" text:continue-numbering="true" text:style-name="L1">
        <text:list-item>
          <text:p text:style-name="P13">Computer = Powerful + Stupid.</text:p>
        </text:list-item>
        <text:list-item>
          <text:p text:style-name="P13">Test incrementally, isolate errors, check <text:span text:style-name="T1">assumptions</text:span>, and consult other to avoid errors.</text:p>
          <text:p text:style-name="P13"/>
        </text:list-item>
      </text:list>
      <text:p text:style-name="P1"><text:span text:style-name="T21">1.</text:span>2 Elements of Programming</text:p>
      <text:list xml:id="list1358824024201" text:continue-numbering="true" text:style-name="L1">
        <text:list-item>
          <text:p text:style-name="P13">To be useful, languages need primitive expressions and statements, means of combination, and means of extraction.</text:p>
        </text:list-item>
        <text:list-item>
          <text:p text:style-name="P13">Expressions = functions, calling functions, </text:p>
        </text:list-item>
      </text:list>
      <text:p text:style-name="P1"><text:span text:style-name="T1">1</text:span>.2.3 Importing functions from library: <text:span text:style-name="T2">from</text:span> &lt;foo&gt; <text:span text:style-name="T2">import</text:span> &lt;bar&gt;</text:p>
      <text:p text:style-name="P1">1.2.4 Names and the Environment</text:p>
      <text:list xml:id="list1359666166998" text:continue-numbering="true" text:style-name="L1">
        <text:list-item>
          <text:p text:style-name="P13">Assignment of objects to names using <text:span text:style-name="T2">=</text:span>.</text:p>
        </text:list-item>
        <text:list-item>
          <text:p text:style-name="P13">Where those names can be used is the environment.</text:p>
        </text:list-item>
        <text:list-item>
          <text:p text:style-name="P14">Functions are named for convenience and can be renamed as desired.</text:p>
        </text:list-item>
        <text:list-item>
          <text:p text:style-name="P14">Evaluation occurs before assignment: calculation prior to assignment in x = x + 1.</text:p>
        </text:list-item>
        <text:list-item>
          <text:p text:style-name="P14">Multiple assignments using comma as separators: f, x = 1, 2</text:p>
        </text:list-item>
      </text:list>
      <text:p text:style-name="P9">1.2.5 Evaluating Nested Expressions</text:p>
      <text:list xml:id="list1359068446778" text:continue-numbering="true" text:style-name="L1">
        <text:list-item>
          <text:p text:style-name="P14"><text:span text:style-name="T3">Subfuctions as operands</text:span> are evaluated <text:span text:style-name="T3">first, then</text:span> used as arguments for <text:span text:style-name="T3">main function.</text:span></text:p>
        </text:list-item>
        <text:list-item>
          <text:p text:style-name="P15">Nesting functions results in trees, with the full function at the top and the subfunction as branches. The leafs are either variables or functions</text:p>
        </text:list-item>
      </text:list>
      <text:p text:style-name="P10">1.2.6 Pure vs Non-pure Functions</text:p>
      <text:list xml:id="list1359299568303" text:continue-numbering="true" text:style-name="L1">
        <text:list-item>
          <text:p text:style-name="P15">Pure functions only return output from input.</text:p>
        </text:list-item>
        <text:list-item>
          <text:p text:style-name="P15">Non-pure functions returns output <text:span text:style-name="T2">and some other result </text:span><text:span text:style-name="T4">from input. E.g. print returns a “none” value </text:span><text:span text:style-name="T2">and displays the contents of the variable to the screen</text:span><text:span text:style-name="T4">.</text:span></text:p>
        </text:list-item>
        <text:list-item>
          <text:p text:style-name="P16">Pure functions are limited in what it does, thus easy to use/test.</text:p>
        </text:list-item>
        <text:list-item>
          <text:p text:style-name="P16">Non-pure functions are complex and harder to test</text:p>
        </text:list-item>
      </text:list>
      <text:p text:style-name="P2"/>
      <text:p text:style-name="P3">1.3 Defining New Functions</text:p>
      <text:list xml:id="list754653781" text:style-name="L2">
        <text:list-item>
          <text:p text:style-name="P17">Properties of powerful programming language: numerals and operations as primitive built-in values and functions, combining operations via nesting, abstraction by binding values to names</text:p>
        </text:list-item>
        <text:list-item>
          <text:p text:style-name="P18">Functions - bundle properties into higher level abstraction “units” for use</text:p>
        </text:list-item>
        <text:list-item>
          <text:p text:style-name="P31">def &lt;name&gt;(&lt;formal parameters&gt;):</text:p>
          <text:list>
            <text:list-header>
              <text:p text:style-name="P31">return &lt;return expression&gt;</text:p>
            </text:list-header>
          </text:list>
        </text:list-item>
        <text:list-item>
          <text:p text:style-name="P18">Functions can be used in other functions by calling them in the body or return expression.</text:p>
        </text:list-item>
        <text:list-item>
          <text:p text:style-name="P18">Def is used to bind/assign meaning to a name, like = does</text:p>
        </text:list-item>
      </text:list>
      <text:p text:style-name="P4">1.3.1 Environments: the <text:span text:style-name="T22">scope</text:span> variables and functions are understood in.</text:p>
      <text:list xml:id="list4118334033" text:style-name="L3">
        <text:list-item>
          <text:p text:style-name="P19">Variables in the global environment are understood anywhere.</text:p>
        </text:list-item>
        <text:list-item>
          <text:p text:style-name="P32"><text:span text:style-name="T8">V</text:span><text:span text:style-name="T7">ariables in the local environment are only understood in the specific context where it is found (e.g. within a function where it is defined/used). </text:span></text:p>
        </text:list-item>
        <text:list-item>
          <text:p text:style-name="P32"><text:span text:style-name="T8">T</text:span><text:span text:style-name="T7">he same variable can be bound to a different value depending on the context and applied at the correct time </text:span><text:span text:style-name="T8">and context</text:span><text:span text:style-name="T7">.</text:span></text:p>
        </text:list-item>
      </text:list>
      <text:p text:style-name="P5"><text:soft-page-break/>1.3.4 Local Environments also means that function behavior is independent of variable naming choice or assignment and will not clash as most functions are created using the same few variable placeholder names.</text:p>
      <text:p text:style-name="P5">1.3.5 Nomenclature</text:p>
      <text:list xml:id="list3507112458" text:style-name="L4">
        <text:list-item>
          <text:p text:style-name="P20">Function names are descriptive, lowercase, and separated with underscores.</text:p>
        </text:list-item>
        <text:list-item>
          <text:p text:style-name="P20">Function names typically describe operations applied or the quantity that results</text:p>
        </text:list-item>
        <text:list-item>
          <text:p text:style-name="P20">Parameter names are lowercase and separated by underscores, preferably one word.</text:p>
        </text:list-item>
        <text:list-item>
          <text:p text:style-name="P20">Parameter names typically describe role of parameter, not just argument allowed</text:p>
        </text:list-item>
        <text:list-item>
          <text:p text:style-name="P20">Single letter parameter names if role is obvious but avoid lowercase L, O, and I to avoid confusion with numerals.</text:p>
        </text:list-item>
      </text:list>
      <text:p text:style-name="P6">1.3.6 Functions as Abstractions – functions are black boxes that applies an operation and should require no knowledge from the user as to how the operation is conducted to be used.</text:p>
      <text:p text:style-name="P6"/>
      <text:p text:style-name="P7">1.4 Designing Functions – Good functions reinforce the idea of abstraction. Thus functions should have one job, don’t repeat yourself, and should be defined generally.</text:p>
      <text:p text:style-name="P7">1.4.1 Documentation to describe and clarify coding</text:p>
      <text:list xml:id="list2540909072" text:style-name="L5">
        <text:list-item>
          <text:p text:style-name="P21">Docstring (in triple quotes) indented along the function body. Describes the job of the function in first line/sentence. Parameters and behavior can follow after. Python returns docstring when help is invoked </text:p>
        </text:list-item>
        <text:list-item>
          <text:p text:style-name="P22">Comments (everything after # symbol in a line) are there to clarify code for humans and ignored by interpreter.</text:p>
        </text:list-item>
      </text:list>
      <text:p text:style-name="P8">1.4.2 Default Parameter Values – E.x. <text:span text:style-name="T2">def pressure(v, t, n=6.022e23)</text:span></text:p>
      <text:list xml:id="list3319305950" text:style-name="L6">
        <text:list-item>
          <text:p text:style-name="P23">If n is not given, it assumes the assigned default value. If given, default is ignored.</text:p>
        </text:list-item>
        <text:list-item>
          <text:p text:style-name="P23">If n=6.022e23 was found in the function body, the function is hard-coded with value that overwrites the input in the function call. </text:p>
        </text:list-item>
      </text:list>
      <text:p text:style-name="P8"/>
      <text:p text:style-name="P12"><text:span text:style-name="T9">H</text:span><text:span text:style-name="T6">omework 1 notes</text:span></text:p>
      <text:list xml:id="list664480211" text:style-name="L7">
        <text:list-item>
          <text:p text:style-name="P25">Calling on functions evaluates the entire function before implementation. This is also true even if you call them with other functions. Can get tricky results if used incorrectly. Therefore be careful of how things are referred and used.</text:p>
        </text:list-item>
        <text:list-item>
          <text:p text:style-name="P33"><text:span text:style-name="T5">return = break </text:span><text:span text:style-name="T6">+ handing back something in response to being called.\</text:span></text:p>
        </text:list-item>
      </text:list>
      <text:p text:style-name="P26"/>
      <text:p text:style-name="P26">1.5 Control – statements are different from expressions. Statements are lists of instructions for the interpreter and have no value while the expressions carry values that can be used for comparison.</text:p>
      <text:p text:style-name="P27">1.5.1 Statements</text:p>
      <text:list xml:id="list1177943285" text:style-name="L8">
        <text:list-item>
          <text:p text:style-name="P34"><text:span text:style-name="T10">instructions (</text:span><text:span text:style-name="T11">e.g.</text:span><text:span text:style-name="T10"> assignments, </text:span><text:span text:style-name="T15">def, </text:span><text:span text:style-name="T10">and </text:span><text:span text:style-name="T15">return</text:span><text:span text:style-name="T10">).</text:span></text:p>
        </text:list-item>
        <text:list-item>
          <text:p text:style-name="P28">Expressions as statements are evaluated but the value of the expression is discarded (e.g. 4 * 4 vs a = 4 * 4)</text:p>
        </text:list-item>
      </text:list>
      <text:p text:style-name="P29">1.5.2 <text:span text:style-name="T23">Compound statements – those ending with a colon, that include other statements in its body.</text:span></text:p>
      <text:p text:style-name="P30">1.5.4 Conditional statements - <text:s/>series of conditions and consequences</text:p>
      <text:list xml:id="list1621450115" text:style-name="L10">
        <text:list-item>
          <text:p text:style-name="P35"><text:span text:style-name="T12">In Python </text:span><text:span text:style-name="T16">if, elif, else</text:span></text:p>
        </text:list-item>
        <text:list-item>
          <text:p text:style-name="P38"><text:span text:style-name="T5">Conditions and consequences are considered in order presented</text:span></text:p>
        </text:list-item>
        <text:list-item>
          <text:p text:style-name="P36"><text:span text:style-name="T6">If condition is true, then the consequence is evaluated and executed. </text:span></text:p>
        </text:list-item>
        <text:list-item>
          <text:p text:style-name="P36"><text:span text:style-name="T6">All subsequent conditions and consequences are skipped</text:span></text:p>
        </text:list-item>
        <text:list-item>
          <text:p text:style-name="P37"><text:span text:style-name="T6">Boolean = values of true or false and are used in control flow but otherwise not assigned or returned. </text:span><text:span text:style-name="T13">All built-in Python data types have booleans, </text:span><text:span text:style-name="T6">including:</text:span></text:p>
          <text:list>
            <text:list-item>
              <text:p text:style-name="P37"><text:span text:style-name="T6">False: 0, </text:span><text:span text:style-name="T14">None</text:span><text:span text:style-name="T6">, </text:span><text:span text:style-name="T14">None</text:span><text:span text:style-name="T6"> </text:span></text:p>
            </text:list-item>
            <text:list-item>
              <text:p text:style-name="P37"><text:soft-page-break/><text:span text:style-name="T13">True: </text:span><text:span text:style-name="T14">True</text:span><text:span text:style-name="T6"> and all </text:span><text:span text:style-name="T13">other </text:span><text:span text:style-name="T6">numbers. </text:span></text:p>
            </text:list-item>
            <text:list-item>
              <text:p text:style-name="P53"><text:span text:style-name="T6">Operators: </text:span><text:span text:style-name="T14">and,</text:span><text:span text:style-name="T6"> </text:span><text:span text:style-name="T14">or, not</text:span><text:span text:style-name="T6"> evaluated left to right</text:span></text:p>
              <text:list>
                <text:list-item>
                  <text:p text:style-name="P53"><text:span text:style-name="T6">Short-circuiting </text:span><text:span text:style-name="T14">and</text:span><text:span text:style-name="T6">: if left sub-expression is false, then</text:span><text:span text:style-name="T14"> and </text:span><text:span text:style-name="T6">operator evaluates to false and right sub-expression is not evaluated</text:span></text:p>
                </text:list-item>
                <text:list-item>
                  <text:p text:style-name="P53"><text:span text:style-name="T6">Short-circuiting </text:span><text:span text:style-name="T14">or</text:span><text:span text:style-name="T6">: if left expression is true, then whole operator evaluates to true and the right sub-expression is not evaluated</text:span></text:p>
                </text:list-item>
              </text:list>
            </text:list-item>
          </text:list>
        </text:list-item>
      </text:list>
      <text:p text:style-name="P54"><text:span text:style-name="T6">1.5.5 Iteration – the ability to perform an action repeatedly. How computers are powerful.</text:span></text:p>
      <text:list xml:id="list2224211250" text:style-name="L11">
        <text:list-item>
          <text:p text:style-name="P55"><text:span text:style-name="T6">Examples include while, for loops</text:span></text:p>
        </text:list-item>
      </text:list>
      <text:p text:style-name="P56"><text:span text:style-name="T6">1.5.6 Testing – to check the logic and veracity of the code and prevent errors. Scripting and testing should be done incrementally and often to catch and rectify bugs.</text:span></text:p>
      <text:list xml:id="list3032909452" text:style-name="L12">
        <text:list-item>
          <text:p text:style-name="P57"><text:span text:style-name="T6">Assertions are statements the verify if the code is running correctly, using </text:span><text:span text:style-name="T14">assert</text:span><text:span text:style-name="T6">. Results in error that halts execution if false</text:span></text:p>
        </text:list-item>
        <text:list-item>
          <text:p text:style-name="P39"><text:span text:style-name="T5">E.g. a Fibonacci function’s 8</text:span><text:span text:style-name="T24">th</text:span><text:span text:style-name="T5"> number is 13: </text:span><text:span text:style-name="T14">asssert fib(8) == 13</text:span></text:p>
        </text:list-item>
        <text:list-item>
          <text:p text:style-name="P39"><text:span text:style-name="T5">A series of tests can be written as a test function in the same or neighboring file with the </text:span><text:span text:style-name="T14">*_test.py</text:span><text:span text:style-name="T5"> suffix</text:span></text:p>
        </text:list-item>
        <text:list-item>
          <text:p text:style-name="P39"><text:span text:style-name="T5">If can be placed in the documentation (i.e. Doctests) as example of how to use function and the expected outcomes. </text:span><text:span text:style-name="T17">Look at doctests for examples</text:span></text:p>
          <text:list>
            <text:list-item>
              <text:p text:style-name="P40"><text:span text:style-name="T5">1</text:span><text:span text:style-name="T24">st</text:span><text:span text:style-name="T5"> line – 1 line description of functions \</text:span></text:p>
            </text:list-item>
            <text:list-item>
              <text:p text:style-name="P40"><text:span text:style-name="T5">Before and after tests are blank lines</text:span></text:p>
            </text:list-item>
            <text:list-item>
              <text:p text:style-name="P40"><text:span text:style-name="T5">Sample interactive sessions that calls the functions</text:span></text:p>
            </text:list-item>
            <text:list-item>
              <text:p text:style-name="P40"><text:span text:style-name="T5">Verified with doctest module</text:span></text:p>
            </text:list-item>
          </text:list>
        </text:list-item>
      </text:list>
      <text:p text:style-name="P41"><text:span text:style-name="T5"/></text:p>
      <text:p text:style-name="P41"><text:span text:style-name="T5">1.6 Higher-order functions –</text:span><text:span text:style-name="T18"> a required level of abstraction so that languages can be elevated from the base operations it depends on and written/used more simply and/or elegantly</text:span></text:p>
      <text:p text:style-name="P42"><text:span text:style-name="T5">1.6.1 Functions as </text:span><text:span text:style-name="T19">arguments</text:span><text:span text:style-name="T5"> –</text:span><text:span text:style-name="T19"> if there is an underlying pattern, then it is possible to create a function that captures the underlying pattern to be used in other functions.</text:span></text:p>
      <text:p text:style-name="P43"><text:span text:style-name="T19">1.</text:span><text:span text:style-name="T5">6.2 Functions as general methods – because Python has an “extremely general evaluation procedure”, simple components can be combined into complex ones</text:span></text:p>
      <text:list xml:id="list3752231555" text:style-name="L13">
        <text:list-item>
          <text:p text:style-name="P44"><text:span text:style-name="T5">With a value-checking function and a guess updating function, a general approximation function can be created. </text:span></text:p>
          <text:list>
            <text:list-item>
              <text:p text:style-name="P44"><text:span text:style-name="T5">By changing the value-checking function better approximations can be made. </text:span></text:p>
            </text:list-item>
            <text:list-item>
              <text:p text:style-name="P44"><text:span text:style-name="T5">By changing the guess-updating function, guesses tailored for different situations can be made. </text:span></text:p>
            </text:list-item>
            <text:list-item>
              <text:p text:style-name="P44"><text:span text:style-name="T5">Approximation function is generalized and depends on the function inputs to specialize it.</text:span></text:p>
            </text:list-item>
          </text:list>
        </text:list-item>
      </text:list>
      <text:p text:style-name="P45"><text:span text:style-name="T5">1.6.3 Defining Functions: Nested Definitions – nesting functions allows us to keep dependent functions together, manipulate them in a way to fit them together with other functions, and keep things like variable names and scope organized.</text:span></text:p>
      <text:list xml:id="list3157776791" text:style-name="L14">
        <text:list-item>
          <text:p text:style-name="P46"><text:span text:style-name="T5">Lexical scope – consistent sharing names of variables among nested definitions to make it clear what variables functions are using and have access to.</text:span></text:p>
        </text:list-item>
        <text:list-item>
          <text:p text:style-name="P47"><text:span text:style-name="T5">The frame/scope/environment should be thought of as </text:span><text:span text:style-name="T20">the pyramids of Egypt</text:span></text:p>
          <text:list>
            <text:list-item>
              <text:p text:style-name="P47"><text:span text:style-name="T5">The global environment is the base </text:span><text:span text:style-name="T20">or ground</text:span><text:span text:style-name="T5">. </text:span><text:span text:style-name="T20">Global f</text:span><text:span text:style-name="T5">unction and variables defined </text:span><text:span text:style-name="T20">at this level</text:span><text:span text:style-name="T5"> can be used by any higher levels.</text:span></text:p>
            </text:list-item>
            <text:list-item>
              <text:p text:style-name="P47"><text:span text:style-name="T5">The functions each creates their </text:span><text:span text:style-name="T20">individual</text:span><text:span text:style-name="T5"> “next level”. </text:span><text:span text:style-name="T20">G</text:span><text:span text:style-name="T5">lobal variables/</text:span><text:span text:style-name="T20">functions are bound</text:span><text:span text:style-name="T5"> to function-specific names, subfunctions </text:span><text:span text:style-name="T20">are defined and enacted, function-specific values are assigned.</text:span></text:p>
            </text:list-item>
            <text:list-item>
              <text:p text:style-name="P48"><text:span text:style-name="T5">Subfunctions create their own levels and so on and so on. The resulting piles of levels are individual pyramids that demonstrate levels of top-down access and control. The deepest subfunctions have access to every level in the pyramid down </text:span><text:soft-page-break/><text:span text:style-name="T5">tot he ground level but the global ground level cannot access the stuff on other levels.</text:span></text:p>
            </text:list-item>
            <text:list-item>
              <text:p text:style-name="P49"><text:span text:style-name="T5">Even though variables might be named the same (i.e. global function f vs function-specific subfunction f), the process of substitution makes clear the correct fuction is used in the correct context (i.e. function-specific subfuction f in the function, global function f if it is called by the function)</text:span></text:p>
            </text:list-item>
          </text:list>
        </text:list-item>
      </text:list>
      <text:p text:style-name="P50"><text:span text:style-name="T5">1.6.5 Newton’s Method Examples</text:span></text:p>
      <text:p text:style-name="P50"><text:span text:style-name="T5">1.6.6 Currying – transforming functions that take multiple variables into a series of higher order functions that accept 1 variable at a time.</text:span></text:p>
      <text:p text:style-name="P50"><text:span text:style-name="T5">1.6.7 Lambda Expression – place holder expressions, used on the fly, that are evaluated and discarded.</text:span></text:p>
      <text:list xml:id="list3322758132" text:style-name="L15">
        <text:list-item>
          <text:p text:style-name="P51"><text:span text:style-name="T5">Syntax </text:span><text:span text:style-name="T14">lambda x: fn(x)</text:span><text:span text:style-name="T5"> translation A function lambda that takes x and returns fn(x)</text:span></text:p>
        </text:list-item>
      </text:list>
      <text:p text:style-name="P52"><text:span text:style-name="T5">1.6.8 Abstractions and First-Class Functions</text:span></text:p>
      <text:p text:style-name="P52"><text:span text:style-name="T5">1.6.9 Function Decorat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9T17:39:12.439000000</meta:creation-date>
    <dc:date>2019-05-17T00:09:46.613000000</dc:date>
    <meta:editing-duration>P5DT11H23M8S</meta:editing-duration>
    <meta:editing-cycles>9</meta:editing-cycles>
    <meta:generator>LibreOffice/6.2.3.2$Windows_X86_64 LibreOffice_project/aecc05fe267cc68dde00352a451aa867b3b546ac</meta:generator>
    <meta:document-statistic meta:table-count="0" meta:image-count="0" meta:object-count="0" meta:page-count="4" meta:paragraph-count="103" meta:word-count="1546" meta:character-count="9569" meta:non-whitespace-character-count="8170"/>
  </office:meta>
</office:document-meta>
</file>